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xlExpression.getNode( Expr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xpression.assign( ExpressionContext contex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dapter.get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xpression.JexlExpression( String language ,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exlExpression.iterate( Express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Adapter.ContextAdapter( Expr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xlExpression.evaluate( Express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Adapter.setVars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